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9333in" table:align="left"/>
    </style:style>
    <style:style style:name="Table1.A" style:family="table-column">
      <style:table-column-properties style:column-width="0.4153in"/>
    </style:style>
    <style:style style:name="Table1.B" style:family="table-column">
      <style:table-column-properties style:column-width="0.3597in"/>
    </style:style>
    <style:style style:name="Table1.C" style:family="table-column">
      <style:table-column-properties style:column-width="1.2667in"/>
    </style:style>
    <style:style style:name="Table1.D" style:family="table-column">
      <style:table-column-properties style:column-width="0.8917in"/>
    </style:style>
    <style:style style:name="Table1.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000080"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officeooo:paragraph-rsid="0003ceb8"/>
    </style:style>
    <style:style style:name="P2" style:family="paragraph" style:parent-style-name="Standard">
      <style:paragraph-properties fo:text-align="center" style:justify-single-word="false"/>
      <style:text-properties fo:font-weight="bold" officeooo:paragraph-rsid="0003ceb8" style:font-weight-asian="bold" style:font-weight-complex="bold"/>
    </style:style>
    <style:style style:name="P3" style:family="paragraph" style:parent-style-name="Standard">
      <style:paragraph-properties fo:line-height="200%" fo:text-align="start" style:justify-single-word="false"/>
      <style:text-properties fo:font-weight="bold" officeooo:paragraph-rsid="0003ceb8" style:font-weight-asian="bold" style:font-weight-complex="bold"/>
    </style:style>
    <style:style style:name="P4" style:family="paragraph" style:parent-style-name="Standard">
      <style:paragraph-properties fo:line-height="200%" fo:text-align="start" style:justify-single-word="false"/>
      <style:text-properties fo:font-weight="bold" officeooo:paragraph-rsid="0003dffd" style:font-weight-asian="bold" style:font-weight-complex="bold"/>
    </style:style>
    <style:style style:name="P5" style:family="paragraph" style:parent-style-name="Standard">
      <style:paragraph-properties fo:line-height="200%"/>
      <style:text-properties fo:font-weight="bold" officeooo:paragraph-rsid="0005934a" style:font-weight-asian="bold" style:font-weight-complex="bold"/>
    </style:style>
    <style:style style:name="P6" style:family="paragraph" style:parent-style-name="Standard">
      <style:paragraph-properties fo:line-height="100%" fo:text-align="center" style:justify-single-word="false"/>
      <style:text-properties fo:font-weight="bold" officeooo:paragraph-rsid="0003dff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Standard">
      <style:paragraph-properties fo:line-height="100%" fo:text-align="center" style:justify-single-word="false"/>
      <style:text-properties fo:font-weight="bold" officeooo:paragraph-rsid="0003df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line-height="200%"/>
    </style:style>
    <style:style style:name="P9" style:family="paragraph" style:parent-style-name="Standard">
      <style:paragraph-properties fo:line-height="100%" fo:text-align="center" style:justify-single-word="false"/>
      <style:text-properties fo:color="#ffffff" style:text-outline="false" style:text-line-through-style="none" style:font-name="Times New Roman" fo:font-size="12pt" fo:font-style="normal" fo:text-shadow="none" style:text-underline-style="none" fo:font-weight="normal" officeooo:paragraph-rsid="0003dffd" style:font-size-asian="12pt" style:font-style-asian="italic" style:font-weight-asian="bold" style:font-size-complex="12pt" style:font-style-complex="italic" style:font-weight-complex="bold" style:text-overline-style="none" style:text-overline-color="font-color"/>
    </style:style>
    <style:style style:name="P10" style:family="paragraph" style:parent-style-name="Standard">
      <style:paragraph-properties fo:line-height="100%" fo:text-align="center" style:justify-single-word="false"/>
      <style:text-properties fo:color="#ffffff" style:text-outline="false" style:text-line-through-style="none" style:font-name="Times New Roman" fo:font-size="12pt" fo:font-style="normal" fo:text-shadow="none" style:text-underline-style="none" fo:font-weight="normal" officeooo:paragraph-rsid="0005934a" style:font-size-asian="12pt" style:font-style-asian="italic" style:font-weight-asian="bold" style:font-size-complex="12pt" style:font-style-complex="italic" style:font-weight-complex="bold" style:text-overline-style="none" style:text-overline-color="font-color"/>
    </style:style>
    <style:style style:name="P11" style:family="paragraph" style:parent-style-name="Standard">
      <style:paragraph-properties fo:line-height="200%"/>
      <style:text-properties fo:font-weight="normal" officeooo:paragraph-rsid="0005934a" style:font-weight-asian="normal" style:font-weight-complex="normal"/>
    </style:style>
    <style:style style:name="T1" style:family="text">
      <style:text-properties officeooo:rsid="0003ceb8"/>
    </style:style>
    <style:style style:name="T2" style:family="text">
      <style:text-properties fo:font-weight="normal" officeooo:rsid="0003ceb8" style:font-weight-asian="normal" style:font-weight-complex="normal"/>
    </style:style>
    <style:style style:name="T3" style:family="text">
      <style:text-properties fo:font-weight="normal" officeooo:rsid="0003dffd" style:font-weight-asian="normal" style:font-weight-complex="normal"/>
    </style:style>
    <style:style style:name="T4" style:family="text">
      <style:text-properties fo:font-style="italic" fo:font-weight="normal" officeooo:rsid="0003dffd" style:font-style-asian="italic" style:font-weight-asian="normal" style:font-style-complex="italic" style:font-weight-complex="normal"/>
    </style:style>
    <style:style style:name="T5" style:family="text">
      <style:text-properties fo:font-style="italic" fo:font-weight="normal" officeooo:rsid="0005934a" style:font-style-asian="italic" style:font-weight-asian="normal" style:font-style-complex="italic" style:font-weight-complex="normal"/>
    </style:style>
    <style:style style:name="T6" style:family="text">
      <style:text-properties fo:font-style="normal" officeooo:rsid="0003dffd" style:font-style-asian="normal" style:font-style-complex="normal"/>
    </style:style>
    <style:style style:name="T7" style:family="text">
      <style:text-properties fo:font-style="normal" fo:font-weight="normal" officeooo:rsid="0003dffd" style:font-style-asian="normal" style:font-weight-asian="normal" style:font-style-complex="normal" style:font-weight-complex="normal"/>
    </style:style>
    <style:style style:name="T8" style:family="text">
      <style:text-properties fo:font-style="normal" fo:font-weight="normal" officeooo:rsid="0005934a" style:font-style-asian="normal" style:font-weight-asian="normal" style:font-style-complex="normal" style:font-weight-complex="normal"/>
    </style:style>
    <style:style style:name="T9" style:family="text">
      <style:text-properties style:text-position="0% 100%" fo:font-style="italic" fo:font-weight="normal" officeooo:rsid="0005934a" style:font-style-asian="italic" style:font-weight-asian="normal" style:font-style-complex="italic" style:font-weight-complex="normal"/>
    </style:style>
    <style:style style:name="T10" style:family="text">
      <style:text-properties style:text-position="0% 100%" fo:font-style="italic" officeooo:rsid="0005934a" style:font-style-asian="italic" style:font-style-complex="italic"/>
    </style:style>
    <style:style style:name="T11" style:family="text">
      <style:text-properties style:text-position="0% 100%" fo:font-style="italic" officeooo:rsid="00066fa2" style:font-style-asian="italic" style:font-style-complex="italic"/>
    </style:style>
    <style:style style:name="T12" style:family="text">
      <style:text-properties style:text-position="0% 100%" fo:font-style="normal" fo:font-weight="normal" officeooo:rsid="0005934a" style:font-style-asian="normal" style:font-weight-asian="normal" style:font-style-complex="normal" style:font-weight-complex="normal"/>
    </style:style>
    <style:style style:name="T13" style:family="text">
      <style:text-properties style:text-position="0% 100%" fo:font-style="normal" officeooo:rsid="0005934a" style:font-style-asian="normal" style:font-style-complex="normal"/>
    </style:style>
    <style:style style:name="T14" style:family="text">
      <style:text-properties style:text-position="0% 100%" fo:font-style="normal" officeooo:rsid="00066fa2" style:font-style-asian="normal" style:font-style-complex="normal"/>
    </style:style>
    <style:style style:name="T15" style:family="text">
      <style:text-properties style:text-position="0% 100%" fo:font-style="normal" officeooo:rsid="00073dd9"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oshua Kovach</text:span></text:p>
      <text:p text:style-name="P1"><text:span text:style-name="T1">CIS 452 – Project 4</text:span></text:p>
      <text:p text:style-name="P1"><text:span text:style-name="T1">21 April 2011</text:span></text:p>
      <text:p text:style-name="P1"><text:span text:style-name="T1"/></text:p>
      <text:p text:style-name="P2"><text:span text:style-name="T1">Design Documentation for a </text:span></text:p>
      <text:p text:style-name="P2"><text:span text:style-name="T1">Simulated Memory Management System</text:span></text:p>
      <text:p text:style-name="P2"><text:span text:style-name="T2"/></text:p>
      <text:p text:style-name="P3"><text:span text:style-name="T2"><text:tab/></text:span><text:span text:style-name="T3">This program is a demonstration of a simulated memory management system, such as in an operating system, in which paging is used. This particular program </text:span><text:span text:style-name="T4">m_sim</text:span><text:span text:style-name="T7"> is written in Ruby using the Shoes graphical toolkit. The program opens a window and allows the user to upload a process execution list, which is simply a plain text file with one of two formats for each line:</text:span></text:p>
      <text:p text:style-name="P3"><text:span text:style-name="T7"><text:tab/></text:span><text:span text:style-name="T4">pid code_size data_size </text:span><text:span text:style-name="T7">or </text:span></text:p>
      <text:p text:style-name="P3"><text:span text:style-name="T7"><text:tab/></text:span><text:span text:style-name="T4">pid </text:span><text:span text:style-name="T7">-1</text:span></text:p>
      <text:p text:style-name="P4"><text:span text:style-name="T7">where the first statement attempts to load a process with a given memory footprint, and the second terminates that process. Once the process has been loaded, the user can step through the process of loading programs into memory segments, and see where and how the process is loaded into fragmented memory.</text:span></text:p>
      <text:p text:style-name="P4"><text:span text:style-name="T6">Data Structures</text:span></text:p>
      <text:p text:style-name="P4"><text:span text:style-name="T7"><text:tab/>The </text:span><text:span text:style-name="T4">m_sim</text:span><text:span text:style-name="T7"> program has three major data structures: </text:span><text:span text:style-name="T4">MemSegment</text:span><text:span text:style-name="T7">, a simulated page in memory; </text:span><text:span text:style-name="T4">SimProc</text:span><text:span text:style-name="T7">, a simulated process; and </text:span><text:span text:style-name="T4">Manager</text:span><text:span text:style-name="T7">, the controller that determines where, when, and how a process will be loaded into memory. These three main data structures are organized in different ways. The </text:span><text:span text:style-name="T4">MemSegment</text:span><text:span text:style-name="T7">s are organized into an array, since each page will always be accessed according to its location in memory. The </text:span><text:span text:style-name="T4">SimProc</text:span><text:span text:style-name="T7">s are organized into a Hash, where the key is the </text:span><text:span text:style-name="T4">pid</text:span><text:span text:style-name="T7"> of the process, and the value is the process itself. This way, the </text:span><text:span text:style-name="T4">Manager</text:span><text:span text:style-name="T7"> will always be able to access a particular process regardless of its location in memory. These collections are both stored and maintained by the </text:span><text:span text:style-name="T4">Manager</text:span><text:span text:style-name="T7"> structure, which also holds the logic for handling interactions between the processes and the memory segments that hold them.</text:span></text:p>
      <text:p text:style-name="P4"><text:span text:style-name="T7"><text:tab/>The </text:span><text:span text:style-name="T4">MemSegment</text:span><text:span text:style-name="T7"> is quite simple. It holds a boolean value to indicate whether it is currently </text:span><text:soft-page-break/><text:span text:style-name="T7">filled, the </text:span><text:span text:style-name="T4">pid</text:span><text:span text:style-name="T7"> of the process whose code or data segment it is holding when filled, the name ('code' or 'data') of the segment it is holding, and the offset from the beginning of the segment of the fragment it is holding. So, for instance, if a process came in with </text:span><text:span text:style-name="T4">pid</text:span><text:span text:style-name="T7"> 8, </text:span><text:span text:style-name="T4">code_size </text:span><text:span text:style-name="T7">692 bytes, and </text:span><text:span text:style-name="T4">data_size </text:span><text:span text:style-name="T7">1256 bytes, provided there was enough memory free, one page (each capable of holding 512 bytes) would be arranged as follow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text:span text:style-name="T7">Page</text:span></text:p>
          </table:table-cell>
          <table:table-cell table:style-name="Table1.A1" office:value-type="string">
            <text:p text:style-name="P9"><text:span text:style-name="T7">PID</text:span></text:p>
          </table:table-cell>
          <table:table-cell table:style-name="Table1.A1" office:value-type="string">
            <text:p text:style-name="P9"><text:span text:style-name="T7">Process Segment </text:span></text:p>
          </table:table-cell>
          <table:table-cell table:style-name="Table1.D1" office:value-type="string">
            <text:p text:style-name="P10"><text:span text:style-name="T7">Segment ID</text:span></text:p>
          </table:table-cell>
        </table:table-row>
        <table:table-row>
          <table:table-cell table:style-name="Table1.A2" office:value-type="float" office:value="0">
            <text:p text:style-name="P7"><text:span text:style-name="T7">0</text:span></text:p>
          </table:table-cell>
          <table:table-cell table:style-name="Table1.A2" office:value-type="float" office:value="8">
            <text:p text:style-name="P6"><text:span text:style-name="T7">8</text:span></text:p>
          </table:table-cell>
          <table:table-cell table:style-name="Table1.C2" office:value-type="string">
            <text:p text:style-name="P6"><text:span text:style-name="T7">code</text:span></text:p>
          </table:table-cell>
          <table:table-cell table:style-name="Table1.D2" office:value-type="float" office:value="0">
            <text:p text:style-name="P6"><text:span text:style-name="T7">0</text:span></text:p>
          </table:table-cell>
        </table:table-row>
        <table:table-row>
          <table:table-cell table:style-name="Table1.A2" office:value-type="float" office:value="1">
            <text:p text:style-name="P7"><text:span text:style-name="T7">1</text:span></text:p>
          </table:table-cell>
          <table:table-cell table:style-name="Table1.A2" office:value-type="float" office:value="8">
            <text:p text:style-name="P7"><text:span text:style-name="T7">8</text:span></text:p>
          </table:table-cell>
          <table:table-cell table:style-name="Table1.C2" office:value-type="string">
            <text:p text:style-name="P7"><text:span text:style-name="T7">code</text:span></text:p>
          </table:table-cell>
          <table:table-cell table:style-name="Table1.D2" office:value-type="float" office:value="1">
            <text:p text:style-name="P7"><text:span text:style-name="T7">1</text:span></text:p>
          </table:table-cell>
        </table:table-row>
        <table:table-row>
          <table:table-cell table:style-name="Table1.A2" office:value-type="float" office:value="2">
            <text:p text:style-name="P7"><text:span text:style-name="T7">2</text:span></text:p>
          </table:table-cell>
          <table:table-cell table:style-name="Table1.A2" office:value-type="float" office:value="8">
            <text:p text:style-name="P7"><text:span text:style-name="T7">8</text:span></text:p>
          </table:table-cell>
          <table:table-cell table:style-name="Table1.C2" office:value-type="string">
            <text:p text:style-name="P7"><text:span text:style-name="T7">data</text:span></text:p>
          </table:table-cell>
          <table:table-cell table:style-name="Table1.D2" office:value-type="float" office:value="0">
            <text:p text:style-name="P7"><text:span text:style-name="T7">0</text:span></text:p>
          </table:table-cell>
        </table:table-row>
        <table:table-row>
          <table:table-cell table:style-name="Table1.A2" office:value-type="float" office:value="3">
            <text:p text:style-name="P7"><text:span text:style-name="T7">3</text:span></text:p>
          </table:table-cell>
          <table:table-cell table:style-name="Table1.A2" office:value-type="float" office:value="8">
            <text:p text:style-name="P7"><text:span text:style-name="T7">8</text:span></text:p>
          </table:table-cell>
          <table:table-cell table:style-name="Table1.C2" office:value-type="string">
            <text:p text:style-name="P7"><text:span text:style-name="T7">data</text:span></text:p>
          </table:table-cell>
          <table:table-cell table:style-name="Table1.D2" office:value-type="float" office:value="1">
            <text:p text:style-name="P7"><text:span text:style-name="T7">1</text:span></text:p>
          </table:table-cell>
        </table:table-row>
        <table:table-row>
          <table:table-cell table:style-name="Table1.A2" office:value-type="float" office:value="4">
            <text:p text:style-name="P7"><text:span text:style-name="T7">4</text:span></text:p>
          </table:table-cell>
          <table:table-cell table:style-name="Table1.A2" office:value-type="float" office:value="8">
            <text:p text:style-name="P7"><text:span text:style-name="T7">8</text:span></text:p>
          </table:table-cell>
          <table:table-cell table:style-name="Table1.C2" office:value-type="string">
            <text:p text:style-name="P7"><text:span text:style-name="T7">data</text:span></text:p>
          </table:table-cell>
          <table:table-cell table:style-name="Table1.D2" office:value-type="float" office:value="2">
            <text:p text:style-name="P7"><text:span text:style-name="T7">2</text:span></text:p>
          </table:table-cell>
        </table:table-row>
      </table:table>
      <text:p text:style-name="P4"><text:span text:style-name="T7"/></text:p>
      <text:p text:style-name="P8"><text:span text:style-name="T7"><text:tab/></text:span><text:span text:style-name="T8">The </text:span><text:span text:style-name="T5">Sim</text:span><text:span text:style-name="T9">Proc</text:span><text:span text:style-name="T12"> data structure, as previously shown, holds a process ID (</text:span><text:span text:style-name="T9">pid</text:span><text:span text:style-name="T12">), and section for code and another for data, both defined by their size in bytes. There is virtually nothing more going on with this data structure other than a few methods to make formatting and gathering information about a process simpler. The collection of processes, however, is slightly more interesting. Since the </text:span><text:span text:style-name="T9">Manager</text:span><text:span text:style-name="T12"> will want to quickly access a process, not by the order it came in or its placement in memory, but by its process ID, these are stored in a Hash, with the key being the process ID mapped with the process object itself. This way, calls to terminate a given process or locate fragmented segments in memory can fully clear out the related items.</text:span></text:p>
      <text:p text:style-name="P8"><text:span text:style-name="T12"/></text:p>
      <text:p text:style-name="P5"><text:span text:style-name="T13">Algorithms</text:span></text:p>
      <text:p text:style-name="P11"><text:span text:style-name="T13"><text:tab/>When a process is first loaded, the memory manager parses it and stores the process list as a dynamic 2D array of process </text:span><text:span text:style-name="T14">declarations</text:span><text:span text:style-name="T13"> and terminations called an execution list. Additionally, an execution object which is enumerable and references the execution list. An enumerable is a collection of related objects which have a defined sequence, and allows for a predictable call to the </text:span><text:span text:style-name="T10">next</text:span><text:span text:style-name="T13"> method </text:span><text:soft-page-break/><text:span text:style-name="T13">which will be utilized by the user to step through the execution list. Since this execution object references the execution list, any changes to the list will be reflected in the object.</text:span></text:p>
      <text:p text:style-name="P11"><text:span text:style-name="T13"><text:tab/></text:span><text:span text:style-name="T14">For each process declaration, a new </text:span><text:span text:style-name="T11">SimProc</text:span><text:span text:style-name="T14"> is created and added to the Hash. The manager then searches through the memory segments for the first free page. When a free page is found, the manager first breaks up the code segment into blocks no larger than 512 bytes, and loads each into the first free page it finds. The same process is repeated for the process' data segment. If an empty page was found for every code and data block from the process, then the process has successfully loaded, and the program will wait for the user to continue by pressing the “Next” button. However, if no empty memory segment was found while trying to load any block of the process, the manager will clear all pages with that process' </text:span><text:span text:style-name="T11">pid</text:span><text:span text:style-name="T14">, report the issue to the terminal, and then queue the process to be reloaded after the following execution item completes, hoping that the next operation will clear enough memory to successfully load the process into memory. If this occurs, the requeued item will be displayed in the execution list.</text:span></text:p>
      <text:p text:style-name="P11"><text:span text:style-name="T14"><text:tab/>When a process termination item is found in the execution list, the process identified will be terminated and removed from the Hash. Furthermore, any code or data blocks with a matching </text:span><text:span text:style-name="T11">pid </text:span><text:span text:style-name="T14">that were loaded into pages in memory are also freed, and those pages are reset to empty. </text:span><text:span text:style-name="T15">If the user continues to try to step through the execution list after the last item, the user will be alerted that there are no more processes, and they can load a new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ua Kovach</meta:initial-creator>
    <meta:creation-date>2011-04-21T01:13:30</meta:creation-date>
    <dc:date>2011-04-21T02:19:04</dc:date>
    <dc:creator>Joshua Kovach</dc:creator>
    <meta:editing-duration>PT01H05M36S</meta:editing-duration>
    <meta:editing-cycles>2</meta:editing-cycles>
    <meta:generator>OpenOffice.org/3.2$Unix OpenOffice.org_project/320m19$Build-9505</meta:generator>
    <meta:document-statistic meta:table-count="1" meta:image-count="0" meta:object-count="0" meta:page-count="3" meta:paragraph-count="41" meta:word-count="890" meta:character-count="5079"/>
  </office:meta>
</office:document-meta>
</file>